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9">
            <text:p>AAR-3839</text:p>
          </table:table-cell>
          <table:table-cell office:value-type="float" office:value="79.538">
            <text:p>79.538</text:p>
          </table:table-cell>
          <table:table-cell office:value-type="float" office:value="-22.443">
            <text:p>-22.443</text:p>
          </table:table-cell>
          <table:table-cell office:value-type="float" office:value="6805.0">
            <text:p>6805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000000000000005">
            <text:p>6.6000000000000005</text:p>
          </table:table-cell>
          <table:table-cell office:value-type="float" office:value="6.6000000000000005">
            <text:p>6.6000000000000005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4">
            <text:p>AAR-3834</text:p>
          </table:table-cell>
          <table:table-cell office:value-type="float" office:value="79.627">
            <text:p>79.627</text:p>
          </table:table-cell>
          <table:table-cell office:value-type="float" office:value="-22.55">
            <text:p>-22.55</text:p>
          </table:table-cell>
          <table:table-cell office:value-type="float" office:value="5080.0">
            <text:p>5080.0</text:p>
          </table:table-cell>
          <table:table-cell office:value-type="float" office:value="55.0">
            <text:p>55.0</text:p>
          </table:table-cell>
          <table:table-cell office:value-type="string" office:value="Larix sp.">
            <text:p>Larix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3">
            <text:p>AAR-3833</text:p>
          </table:table-cell>
          <table:table-cell office:value-type="float" office:value="79.613">
            <text:p>79.613</text:p>
          </table:table-cell>
          <table:table-cell office:value-type="float" office:value="-22.515">
            <text:p>-22.515</text:p>
          </table:table-cell>
          <table:table-cell office:value-type="float" office:value="4590.0">
            <text:p>4590.0</text:p>
          </table:table-cell>
          <table:table-cell office:value-type="float" office:value="45.0">
            <text:p>45.0</text:p>
          </table:table-cell>
          <table:table-cell office:value-type="string" office:value="Pusa hispida">
            <text:p>Pus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120">
            <text:p>AAR-4120</text:p>
          </table:table-cell>
          <table:table-cell office:value-type="float" office:value="79.61">
            <text:p>79.61</text:p>
          </table:table-cell>
          <table:table-cell office:value-type="float" office:value="-22.305">
            <text:p>-22.305</text:p>
          </table:table-cell>
          <table:table-cell office:value-type="float" office:value="5775.0">
            <text:p>5775.0</text:p>
          </table:table-cell>
          <table:table-cell office:value-type="float" office:value="60.0">
            <text:p>60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8">
            <text:p>AAR-3838</text:p>
          </table:table-cell>
          <table:table-cell office:value-type="float" office:value="79.582">
            <text:p>79.582</text:p>
          </table:table-cell>
          <table:table-cell office:value-type="float" office:value="-22.303">
            <text:p>-22.303</text:p>
          </table:table-cell>
          <table:table-cell office:value-type="float" office:value="6755.0">
            <text:p>6755.0</text:p>
          </table:table-cell>
          <table:table-cell office:value-type="float" office:value="55.0">
            <text:p>55.0</text:p>
          </table:table-cell>
          <table:table-cell office:value-type="string" office:value="?Pusa hispida">
            <text:p>?Pus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K-6891">
            <text:p>K-6891</text:p>
          </table:table-cell>
          <table:table-cell office:value-type="float" office:value="79.572">
            <text:p>79.572</text:p>
          </table:table-cell>
          <table:table-cell office:value-type="float" office:value="-22.388">
            <text:p>-22.388</text:p>
          </table:table-cell>
          <table:table-cell office:value-type="float" office:value="5354.0">
            <text:p>5354.0</text:p>
          </table:table-cell>
          <table:table-cell office:value-type="float" office:value="77.0">
            <text:p>77.0</text:p>
          </table:table-cell>
          <table:table-cell office:value-type="string" office:value="?Balaena mysticetus">
            <text:p>?Balaena mysticet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121">
            <text:p>AAR-4121</text:p>
          </table:table-cell>
          <table:table-cell office:value-type="float" office:value="79.627">
            <text:p>79.627</text:p>
          </table:table-cell>
          <table:table-cell office:value-type="float" office:value="-21.925">
            <text:p>-21.925</text:p>
          </table:table-cell>
          <table:table-cell office:value-type="float" office:value="6080.0">
            <text:p>6080.0</text:p>
          </table:table-cell>
          <table:table-cell office:value-type="float" office:value="55.0">
            <text:p>55.0</text:p>
          </table:table-cell>
          <table:table-cell office:value-type="string" office:value="Larix sp.">
            <text:p>Larix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5">
            <text:p>AAR-3835</text:p>
          </table:table-cell>
          <table:table-cell office:value-type="float" office:value="79.627">
            <text:p>79.627</text:p>
          </table:table-cell>
          <table:table-cell office:value-type="float" office:value="-22.55">
            <text:p>-22.55</text:p>
          </table:table-cell>
          <table:table-cell office:value-type="float" office:value="6035.0">
            <text:p>6035.0</text:p>
          </table:table-cell>
          <table:table-cell office:value-type="float" office:value="55.0">
            <text:p>55.0</text:p>
          </table:table-cell>
          <table:table-cell office:value-type="string" office:value="?Larix sp.">
            <text:p>?Larix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126">
            <text:p>AAR-4126</text:p>
          </table:table-cell>
          <table:table-cell office:value-type="float" office:value="79.285">
            <text:p>79.285</text:p>
          </table:table-cell>
          <table:table-cell office:value-type="float" office:value="-19.462">
            <text:p>-19.462</text:p>
          </table:table-cell>
          <table:table-cell office:value-type="float" office:value="4110.0">
            <text:p>4110.0</text:p>
          </table:table-cell>
          <table:table-cell office:value-type="float" office:value="55.0">
            <text:p>55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37">
            <text:p>AAR-3837</text:p>
          </table:table-cell>
          <table:table-cell office:value-type="float" office:value="79.62">
            <text:p>79.62</text:p>
          </table:table-cell>
          <table:table-cell office:value-type="float" office:value="-22.583">
            <text:p>-22.583</text:p>
          </table:table-cell>
          <table:table-cell office:value-type="float" office:value="5955.0">
            <text:p>5955.0</text:p>
          </table:table-cell>
          <table:table-cell office:value-type="float" office:value="55.0">
            <text:p>55.0</text:p>
          </table:table-cell>
          <table:table-cell office:value-type="string" office:value="Larix sp.">
            <text:p>Larix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K-6894">
            <text:p>K-6894</text:p>
          </table:table-cell>
          <table:table-cell office:value-type="float" office:value="79.613">
            <text:p>79.613</text:p>
          </table:table-cell>
          <table:table-cell office:value-type="float" office:value="-22.515">
            <text:p>-22.515</text:p>
          </table:table-cell>
          <table:table-cell office:value-type="float" office:value="6455.0">
            <text:p>6455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215">
            <text:p>AAR-4215</text:p>
          </table:table-cell>
          <table:table-cell office:value-type="float" office:value="79.577">
            <text:p>79.577</text:p>
          </table:table-cell>
          <table:table-cell office:value-type="float" office:value="-22.622">
            <text:p>-22.622</text:p>
          </table:table-cell>
          <table:table-cell office:value-type="float" office:value="5585.0">
            <text:p>5585.0</text:p>
          </table:table-cell>
          <table:table-cell office:value-type="float" office:value="65.0">
            <text:p>65.0</text:p>
          </table:table-cell>
          <table:table-cell office:value-type="string" office:value="?Pusa hispida">
            <text:p>?Pus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693">
            <text:p>AAR-4693</text:p>
          </table:table-cell>
          <table:table-cell office:value-type="float" office:value="79.577">
            <text:p>79.577</text:p>
          </table:table-cell>
          <table:table-cell office:value-type="float" office:value="-22.622">
            <text:p>-22.622</text:p>
          </table:table-cell>
          <table:table-cell office:value-type="float" office:value="6940.0">
            <text:p>6940.0</text:p>
          </table:table-cell>
          <table:table-cell office:value-type="float" office:value="75.0">
            <text:p>75.0</text:p>
          </table:table-cell>
          <table:table-cell office:value-type="string" office:value="?Pusa hispida">
            <text:p>?Pus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216">
            <text:p>AAR-4216</text:p>
          </table:table-cell>
          <table:table-cell office:value-type="float" office:value="79.548">
            <text:p>79.548</text:p>
          </table:table-cell>
          <table:table-cell office:value-type="float" office:value="-22.623">
            <text:p>-22.623</text:p>
          </table:table-cell>
          <table:table-cell office:value-type="float" office:value="4645.0">
            <text:p>4645.0</text:p>
          </table:table-cell>
          <table:table-cell office:value-type="float" office:value="55.0">
            <text:p>55.0</text:p>
          </table:table-cell>
          <table:table-cell office:value-type="string" office:value="?Pusa hispida">
            <text:p>?Pus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909">
            <text:p>AAR-3909</text:p>
          </table:table-cell>
          <table:table-cell office:value-type="float" office:value="79.638">
            <text:p>79.638</text:p>
          </table:table-cell>
          <table:table-cell office:value-type="float" office:value="-22.82">
            <text:p>-22.82</text:p>
          </table:table-cell>
          <table:table-cell office:value-type="float" office:value="4500.0">
            <text:p>4500.0</text:p>
          </table:table-cell>
          <table:table-cell office:value-type="float" office:value="40.0">
            <text:p>40.0</text:p>
          </table:table-cell>
          <table:table-cell office:value-type="string" office:value="Dryas integrifolia">
            <text:p>Dryas integrifol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3841">
            <text:p>AAR-3841</text:p>
          </table:table-cell>
          <table:table-cell office:value-type="float" office:value="79.232">
            <text:p>79.232</text:p>
          </table:table-cell>
          <table:table-cell office:value-type="float" office:value="-19.095">
            <text:p>-19.095</text:p>
          </table:table-cell>
          <table:table-cell office:value-type="float" office:value="8700.0">
            <text:p>870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Nioghalvfjerdsfjorden">
            <text:p>Nioghalvfjerdsfjorden</text:p>
          </table:table-cell>
          <table:table-cell office:value-type="string" office:value="radiocarbon">
            <text:p>radiocarbon</text:p>
          </table:table-cell>
          <table:table-cell office:value-type="string" office:value="AAR-4700">
            <text:p>AAR-4700</text:p>
          </table:table-cell>
          <table:table-cell office:value-type="float" office:value="79.107">
            <text:p>79.107</text:p>
          </table:table-cell>
          <table:table-cell office:value-type="float" office:value="-19.753">
            <text:p>-19.753</text:p>
          </table:table-cell>
          <table:table-cell office:value-type="float" office:value="7595.0">
            <text:p>7595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BennikeWeidick2001">
            <text:p>BennikeWeidick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